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ourier New" svg:font-family="'Courier New'"/>
    <style:font-face style:name="sans-serif" svg:font-family="sans-serif"/>
    <style:font-face style:name="Liberation Sans" svg:font-family="'Liberation Sans'"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3.375in" fo:margin-top="0in" fo:margin-bottom="0in" table:align="center" style:writing-mode="lr-tb"/>
    </style:style>
    <style:style style:name="Table1.A" style:family="table-column">
      <style:table-column-properties style:column-width="0.4993in"/>
    </style:style>
    <style:style style:name="Table1.B" style:family="table-column">
      <style:table-column-properties style:column-width="1.625in"/>
    </style:style>
    <style:style style:name="Table1.C" style:family="table-column">
      <style:table-column-properties style:column-width="0.625in"/>
    </style:style>
    <style:style style:name="Table1.1" style:family="table-row">
      <style:table-row-properties style:min-row-height="0.1667in" fo:keep-together="always"/>
    </style:style>
    <style:style style:name="Table1.A1" style:family="table-cell">
      <style:table-cell-properties style:vertical-align="middle" fo:padding-left="0.075in" fo:padding-right="0.075in" fo:padding-top="0in" fo:padding-bottom="0in" fo:border="0.25pt solid #000000"/>
    </style:style>
    <style:style style:name="Table1.A2" style:family="table-cell">
      <style:table-cell-properties fo:padding-left="0.075in" fo:padding-right="0.075in" fo:padding-top="0in" fo:padding-bottom="0in" fo:border="0.25pt solid #000000"/>
    </style:style>
    <style:style style:name="Table1.3" style:family="table-row">
      <style:table-row-properties style:min-row-height="0.2222in" fo:keep-together="auto"/>
    </style:style>
    <style:style style:name="P1" style:family="paragraph" style:parent-style-name="Author">
      <style:paragraph-properties fo:margin-top="0.1945in" fo:margin-bottom="0.1945in" style:contextual-spacing="false"/>
    </style:style>
    <style:style style:name="P2" style:family="paragraph" style:parent-style-name="Author">
      <style:paragraph-properties fo:margin-top="0.1945in" fo:margin-bottom="0.1945in" style:contextual-spacing="false" fo:line-height="50%"/>
      <style:text-properties fo:font-size="8pt" style:font-size-asian="8pt" style:font-size-complex="8pt"/>
    </style:style>
    <style:style style:name="P3" style:family="paragraph" style:parent-style-name="Author">
      <style:paragraph-properties fo:margin-top="0.1945in" fo:margin-bottom="0.028in" style:contextual-spacing="false"/>
    </style:style>
    <style:style style:name="P4" style:family="paragraph" style:parent-style-name="Footer">
      <style:paragraph-properties fo:text-align="start" style:justify-single-word="false"/>
    </style:style>
    <style:style style:name="P5" style:family="paragraph" style:parent-style-name="Heading_20_1">
      <style:paragraph-properties fo:margin-left="0in" fo:margin-right="0in" fo:text-indent="0in" style:auto-text-indent="false"/>
    </style:style>
    <style:style style:name="P6" style:family="paragraph" style:parent-style-name="Heading_20_3">
      <style:paragraph-properties fo:margin-left="0in" fo:margin-right="0in" fo:text-indent="0.2in" style:auto-text-indent="false"/>
    </style:style>
    <style:style style:name="P7" style:family="paragraph" style:parent-style-name="Heading_20_4">
      <style:paragraph-properties fo:margin-left="0in" fo:margin-right="0in" fo:text-indent="0.35in" style:auto-text-indent="false"/>
    </style:style>
    <style:style style:name="P8" style:family="paragraph" style:parent-style-name="Standard">
      <style:text-properties fo:font-size="8pt" style:font-size-asian="8pt" style:font-size-complex="8pt"/>
    </style:style>
    <style:style style:name="P9" style:family="paragraph" style:parent-style-name="Standard">
      <style:paragraph-properties fo:orphans="0" fo:widows="0"/>
      <style:text-properties fo:font-size="8pt" style:font-size-asian="8pt" style:font-size-complex="8pt"/>
    </style:style>
    <style:style style:name="P10" style:family="paragraph" style:parent-style-name="Standard">
      <style:paragraph-properties fo:text-align="start" style:justify-single-word="false"/>
      <style:text-properties fo:font-style="italic" style:font-style-asian="italic" style:font-style-complex="italic"/>
    </style:style>
    <style:style style:name="P11" style:family="paragraph" style:parent-style-name="Standard">
      <style:paragraph-properties fo:break-before="column"/>
    </style:style>
    <style:style style:name="P12" style:family="paragraph" style:parent-style-name="Standard">
      <style:paragraph-properties fo:break-before="column"/>
      <style:text-properties fo:font-size="8pt" style:font-size-asian="8pt" style:font-size-complex="8pt"/>
    </style:style>
    <style:style style:name="P13" style:family="paragraph" style:parent-style-name="Text_20_body">
      <style:text-properties officeooo:rsid="00137515" officeooo:paragraph-rsid="0013e6e4"/>
    </style:style>
    <style:style style:name="P14" style:family="paragraph" style:parent-style-name="bullet_20_list" style:list-style-name="WWNum2">
      <style:paragraph-properties fo:margin-left="0.4in" fo:margin-right="0in" fo:text-indent="-0.2in" style:auto-text-indent="false"/>
    </style:style>
    <style:style style:name="P15" style:family="paragraph" style:parent-style-name="figure_20_caption" style:list-style-name="WWNum3">
      <style:paragraph-properties fo:margin-left="0in" fo:margin-right="0in" fo:text-indent="0in" style:auto-text-indent="false"/>
    </style:style>
    <style:style style:name="P16" style:family="paragraph" style:parent-style-name="paper_20_title" style:master-page-name="First_20_Page">
      <style:paragraph-properties fo:margin-top="0in" fo:margin-bottom="0.1945in" style:contextual-spacing="false" style:page-number="auto"/>
    </style:style>
    <style:style style:name="P17" style:family="paragraph" style:parent-style-name="references" style:list-style-name="WWNum5">
      <style:paragraph-properties fo:margin-left="0.2457in" fo:margin-right="0in" fo:text-indent="-0.2457in" style:auto-text-indent="false"/>
    </style:style>
    <style:style style:name="P18" style:family="paragraph" style:parent-style-name="references" style:list-style-name="">
      <style:paragraph-properties fo:margin-left="0.25in" fo:margin-right="0in" fo:text-indent="-0.25in" style:auto-text-indent="false"/>
      <style:text-properties fo:font-size="8pt" style:font-size-asian="8pt" style:font-size-complex="8pt"/>
    </style:style>
    <style:style style:name="P19" style:family="paragraph" style:parent-style-name="references" style:list-style-name="">
      <style:paragraph-properties fo:margin-left="0.25in" fo:margin-right="0in" fo:line-height="100%" fo:text-align="center" style:justify-single-word="false" fo:text-indent="-0.25in" style:auto-text-indent="false"/>
    </style:style>
    <style:style style:name="P20" style:family="paragraph" style:parent-style-name="sponsors">
      <style:paragraph-properties fo:margin-left="0in" fo:margin-right="0in" fo:text-indent="0.2008in" style:auto-text-indent="false" fo:padding-left="0in" fo:padding-right="0in" fo:padding-top="0.028in" fo:padding-bottom="0in" fo:border="none"/>
    </style:style>
    <style:style style:name="P21" style:family="paragraph" style:parent-style-name="table_20_col_20_head">
      <style:paragraph-properties fo:orphans="0" fo:widows="0"/>
    </style:style>
    <style:style style:name="P22" style:family="paragraph" style:parent-style-name="table_20_col_20_subhead">
      <style:paragraph-properties fo:orphans="0" fo:widows="0"/>
    </style:style>
    <style:style style:name="P23" style:family="paragraph" style:parent-style-name="table_20_copy">
      <style:paragraph-properties fo:orphans="0" fo:widows="0"/>
    </style:style>
    <style:style style:name="P24" style:family="paragraph" style:parent-style-name="table_20_footnote" style:list-style-name="WWNum7">
      <style:paragraph-properties fo:margin-left="0.0402in" fo:margin-right="0in" fo:text-indent="-0.0201in" style:auto-text-indent="false"/>
    </style:style>
    <style:style style:name="P25" style:family="paragraph" style:parent-style-name="table_20_head" style:list-style-name="WWNum6"/>
    <style:style style:name="T1" style:family="text">
      <style:text-properties style:letter-kerning="true"/>
    </style:style>
    <style:style style:name="T2" style:family="text">
      <style:text-properties style:letter-kerning="true" style:font-style-complex="italic"/>
    </style:style>
    <style:style style:name="T3" style:family="text">
      <style:text-properties fo:font-size="8pt" style:font-size-asian="8pt" style:font-size-complex="8pt"/>
    </style:style>
    <style:style style:name="T4" style:family="text">
      <style:text-properties fo:font-size="9pt" style:font-size-asian="9pt" style:font-size-complex="9pt"/>
    </style:style>
    <style:style style:name="T5" style:family="text">
      <style:text-properties fo:font-size="9pt" fo:font-style="italic" style:font-size-asian="9pt" style:font-style-asian="italic" style:font-size-complex="9pt"/>
    </style:style>
    <style:style style:name="T6" style:family="text">
      <style:text-properties fo:font-size="9pt" fo:font-style="italic" style:font-size-asian="9pt" style:font-style-asian="italic" style:font-size-complex="9pt" style:font-style-complex="italic"/>
    </style:style>
    <style:style style:name="T7" style:family="text">
      <style:text-properties style:text-position="super 58%"/>
    </style:style>
    <style:style style:name="T8" style:family="text">
      <style:text-properties style:text-position="super 58%" fo:font-size="9pt" style:font-size-asian="9pt" style:font-size-complex="9pt"/>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officeooo:rsid="0013e6e4" style:font-style-asian="italic" style:font-style-complex="italic"/>
    </style:style>
    <style:style style:name="T12" style:family="text">
      <style:text-properties fo:font-style="italic" style:font-name-asian="Times New Roman1" style:font-style-asian="italic"/>
    </style:style>
    <style:style style:name="T13" style:family="text">
      <style:text-properties fo:font-style="italic" fo:font-weight="normal"/>
    </style:style>
    <style:style style:name="T14" style:family="text">
      <style:text-properties fo:font-style="italic" fo:font-weight="normal" style:font-style-asian="italic" style:font-weight-asian="normal" style:font-style-complex="italic"/>
    </style:style>
    <style:style style:name="T15" style:family="text">
      <style:text-properties fo:font-style="italic" style:font-name-asian="MS Mincho" style:font-style-asian="italic"/>
    </style:style>
    <style:style style:name="T16" style:family="text">
      <style:text-properties style:font-style-complex="italic"/>
    </style:style>
    <style:style style:name="T17" style:family="text">
      <style:text-properties fo:font-weight="normal"/>
    </style:style>
    <style:style style:name="T18" style:family="text">
      <style:text-properties fo:font-weight="normal" style:font-weight-asian="normal"/>
    </style:style>
    <style:style style:name="T19" style:family="text">
      <style:text-properties fo:language="en" fo:country="US"/>
    </style:style>
    <style:style style:name="T20" style:family="text">
      <style:text-properties fo:language="en" fo:country="US" fo:font-weight="bold" style:font-weight-asian="bold"/>
    </style:style>
    <style:style style:name="T21" style:family="text">
      <style:text-properties fo:font-variant="small-caps"/>
    </style:style>
    <style:style style:name="T22" style:family="text">
      <style:text-properties style:font-name="Times New Roman" fo:font-style="italic" style:font-style-asian="italic" style:font-name-complex="Times New Roman1"/>
    </style:style>
    <style:style style:name="T23" style:family="text">
      <style:text-properties style:font-name="Symbol1" fo:font-style="italic" style:font-style-asian="italic" style:font-name-complex="Symbol2" style:font-style-complex="italic"/>
    </style:style>
    <style:style style:name="T24" style:family="text">
      <style:text-properties style:text-position="sub 58%"/>
    </style:style>
    <style:style style:name="T25" style:family="text">
      <style:text-properties fo:font-weight="bold"/>
    </style:style>
    <style:style style:name="T26" style:family="text">
      <style:text-properties fo:font-weight="bold" style:font-weight-asian="bold"/>
    </style:style>
    <style:style style:name="T27" style:family="text">
      <style:text-properties fo:font-style="normal" style:font-style-asian="normal"/>
    </style:style>
    <style:style style:name="T28" style:family="text">
      <style:text-properties fo:font-style="normal" style:font-style-asian="normal" style:font-style-complex="normal"/>
    </style:style>
    <style:style style:name="T29" style:family="text">
      <style:text-properties fo:font-style="normal" officeooo:rsid="0013e6e4" style:font-style-asian="normal" style:font-style-complex="normal"/>
    </style:style>
    <style:style style:name="T30" style:family="text">
      <style:text-properties fo:font-style="normal" officeooo:rsid="0013fd11" style:font-style-asian="normal" style:font-style-complex="normal"/>
    </style:style>
    <style:style style:name="T31" style:family="text">
      <style:text-properties fo:font-style="normal" officeooo:rsid="0015fce4" style:font-style-asian="normal" style:font-style-complex="normal"/>
    </style:style>
    <style:style style:name="T32" style:family="text">
      <style:text-properties fo:font-style="normal" fo:font-weight="bold"/>
    </style:style>
    <style:style style:name="T33" style:family="text">
      <style:text-properties fo:font-size="4pt" style:font-size-asian="4pt" style:font-size-complex="4pt"/>
    </style:style>
    <style:style style:name="T34" style:family="text">
      <style:text-properties fo:font-variant="normal" fo:text-transform="none" fo:font-style="italic" style:font-style-asian="italic" style:font-style-complex="italic"/>
    </style:style>
    <style:style style:name="T35" style:family="text">
      <style:text-properties fo:font-variant="normal" fo:text-transform="none" fo:font-style="normal" fo:font-weight="bold"/>
    </style:style>
    <style:style style:name="T36" style:family="text">
      <style:text-properties fo:font-variant="normal" fo:text-transform="none" style:text-position="0% 100%" fo:font-style="normal" fo:font-weight="bold"/>
    </style:style>
    <style:style style:name="T37" style:family="text">
      <style:text-properties fo:font-variant="normal" fo:text-transform="none" style:text-position="0% 100%" fo:font-style="normal" style:text-underline-style="none" fo:font-weight="bold"/>
    </style:style>
    <style:style style:name="T38" style:family="text">
      <style:text-properties fo:font-variant="normal" fo:text-transform="none" style:text-line-through-style="none" style:text-line-through-type="none" style:text-position="0% 100%" fo:font-style="normal" style:text-underline-style="none" fo:font-weight="bold"/>
    </style:style>
    <style:style style:name="T39" style:family="text">
      <style:text-properties fo:font-variant="normal" fo:text-transform="none" style:text-line-through-style="none" style:text-line-through-type="none" style:text-position="0% 100%" fo:font-style="normal" style:text-underline-style="none" fo:font-weight="normal"/>
    </style:style>
    <style:style style:name="T40" style:family="text">
      <style:text-properties fo:font-variant="normal" fo:text-transform="none" style:text-line-through-style="none" style:text-line-through-type="none" style:text-position="0% 100%" fo:font-style="italic" style:text-underline-style="none" fo:font-weight="normal"/>
    </style:style>
    <style:style style:name="T41" style:family="text">
      <style:text-properties fo:color="#ff0000" loext:opacity="100%" fo:font-size="10pt" fo:letter-spacing="-0.0008in" style:rfc-language-tag="x-none" fo:font-weight="bold" style:font-name-asian="SimSun" style:font-size-asian="10pt" style:rfc-language-tag-asian="x-none" style:font-weight-asian="bold" style:font-size-complex="10pt"/>
    </style:style>
    <style:style style:name="T42" style:family="text">
      <style:text-properties fo:color="#ff0000" loext:opacity="100%" fo:font-size="10pt" fo:letter-spacing="-0.0008in" fo:font-weight="bold" style:font-name-asian="SimSun" style:font-size-asian="10pt" style:rfc-language-tag-asian="x-none" style:font-weight-asian="bold" style:font-size-complex="10pt"/>
    </style:style>
    <style:style style:name="T43" style:family="text">
      <style:text-properties style:use-window-font-color="true" loext:opacity="0%" style:font-name="Times New Roman" fo:font-size="10pt" fo:letter-spacing="-0.0008in" style:rfc-language-tag="x-none" fo:font-style="normal" officeooo:rsid="0013e6e4" style:letter-kerning="false" style:font-name-asian="SimSun" style:font-size-asian="10pt" style:rfc-language-tag-asian="x-none" style:font-style-asian="normal" style:font-name-complex="Times New Roman1" style:font-size-complex="10pt" style:language-complex="ar" style:country-complex="SA" style:font-style-complex="normal"/>
    </style:style>
    <style:style style:name="T44" style:family="text">
      <style:text-properties style:use-window-font-color="true" loext:opacity="0%" style:font-name="Times New Roman" fo:font-size="10pt" fo:letter-spacing="-0.0008in" style:rfc-language-tag="x-none" fo:font-style="normal" officeooo:rsid="0013fd11" style:letter-kerning="false" style:font-name-asian="SimSun" style:font-size-asian="10pt" style:rfc-language-tag-asian="x-none" style:font-style-asian="normal" style:font-name-complex="Times New Roman1" style:font-size-complex="10pt" style:language-complex="ar" style:country-complex="SA" style:font-style-complex="normal"/>
    </style:style>
    <style:style style:name="T45" style:family="text">
      <style:text-properties fo:language="zxx" fo:country="none" fo:font-style="normal" officeooo:rsid="0013fd11" style:font-style-asian="normal" style:font-style-complex="normal"/>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background-color="#ffffff" style:background-transparency="100%" draw:fill="solid" draw:fill-color="#ffffff" draw:opacity="0%" fo:padding-left="0in" fo:padding-right="0in" fo:padding-top="0.028in" fo:padding-bottom="0in" fo:border-left="none" fo:border-right="none" fo:border-top="0.51pt solid #000000" fo:border-bottom="none"/>
    </style:style>
    <style:style style:name="Sect1" style:family="section">
      <style:section-properties style:writing-mode="lr-tb" style:editable="false">
        <style:columns fo:column-count="3">
          <style:column style:rel-width="21845*" fo:start-indent="0in" fo:end-indent="0.25in"/>
          <style:column style:rel-width="21845*" fo:start-indent="0.25in" fo:end-indent="0.25in"/>
          <style:column style:rel-width="21845*" fo:start-indent="0.25in" fo:end-indent="0in"/>
        </style:columns>
      </style:section-properties>
    </style:style>
    <style:style style:name="Sect2" style:family="section">
      <style:section-properties style:writing-mode="lr-tb" style:editable="false">
        <style:columns fo:column-count="2" fo:column-gap="0.25in">
          <style:column style:rel-width="32767*" fo:start-indent="0in" fo:end-indent="0.1252in"/>
          <style:column style:rel-width="32768*" fo:start-indent="0.1252in" fo:end-indent="0in"/>
        </style:columns>
      </style:section-properties>
    </style:style>
    <style:style style:name="Sect3" style:family="section">
      <style:section-properties style:writing-mode="lr-tb" style:editable="false">
        <style:columns fo:column-count="1" fo:column-gap="0in"/>
      </style:section-properties>
    </style:style>
    <style:style style:name="Sect4"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Paper Title* (use style: </text:span><text:span text:style-name="T2">paper title</text:span><text:span text:style-name="T1">)</text:span></text:p>
      <text:p text:style-name="P1"><text:span text:style-name="T3">*Note: Sub-titles are not captured in Xplore and should not be used</text:span></text:p>
      <text:p text:style-name="P2"/>
      <text:section text:style-name="Sect1" text:name="TextSection">
        <text:p text:style-name="P3"><text:span text:style-name="T4">line 1: 1</text:span><text:span text:style-name="T8">st</text:span><text:span text:style-name="T4"> Given Name Surname <text:line-break/>line 2: </text:span><text:span text:style-name="T5">dept. name of organization <text:line-break/>(of </text:span><text:span text:style-name="T6">Affiliation</text:span><text:span text:style-name="T5">)</text:span><text:span text:style-name="T4"><text:line-break/>line 3: </text:span><text:span text:style-name="T5">name of organization <text:line-break/>(of Affiliation)<text:line-break/></text:span><text:span text:style-name="T4">line 4: City, Country<text:line-break/>line 5: email address or ORCID</text:span></text:p>
        <text:p text:style-name="P3"><text:span text:style-name="T4">line 1: 4</text:span><text:span text:style-name="T8">th</text:span><text:span text:style-name="T4"> Given Name Surname<text:line-break/>line 2: </text:span><text:span text:style-name="T5">dept. name of organization</text:span><text:span text:style-name="T4"><text:line-break/></text:span><text:span text:style-name="T5">(of </text:span><text:span text:style-name="T6">Affiliation</text:span><text:span text:style-name="T5">)</text:span><text:span text:style-name="T4"><text:line-break/>line 3: </text:span><text:span text:style-name="T5">name of organization <text:line-break/>(of Affiliation)<text:line-break/></text:span><text:span text:style-name="T4">line 4: City, Country<text:line-break/>line 5: email address <text:s/>or ORCID</text:span></text:p>
        <text:p text:style-name="P11"><text:span text:style-name="T4">line 1: 2</text:span><text:span text:style-name="T8">nd</text:span><text:span text:style-name="T4"> Given Name Surname<text:line-break/>line 2: </text:span><text:span text:style-name="T5">dept. name of organization <text:line-break/>(of </text:span><text:span text:style-name="T6">Affiliation</text:span><text:span text:style-name="T5">)</text:span><text:span text:style-name="T4"><text:line-break/>line 3: </text:span><text:span text:style-name="T5">name of organization <text:line-break/>(of Affiliation)<text:line-break/></text:span><text:span text:style-name="T4">line 4: City, Country<text:line-break/>line 5: email address or ORCID</text:span></text:p>
        <text:p text:style-name="P3"><text:span text:style-name="T4">line 1: 5</text:span><text:span text:style-name="T8">th</text:span><text:span text:style-name="T4"> Given Name Surname<text:line-break/>line 2: </text:span><text:span text:style-name="T5">dept. name of organization <text:line-break/>(of </text:span><text:span text:style-name="T6">Affiliation</text:span><text:span text:style-name="T5">)</text:span><text:span text:style-name="T4"><text:line-break/>line 3: </text:span><text:span text:style-name="T5">name of organization <text:line-break/>(of Affiliation)<text:line-break/></text:span><text:span text:style-name="T4">line 4: City, Country<text:line-break/>line 5: email address <text:s/>or ORCID</text:span></text:p>
        <text:p text:style-name="P11"><text:span text:style-name="T4">line 1: 3</text:span><text:span text:style-name="T8">rd</text:span><text:span text:style-name="T4"> Given Name Surname<text:line-break/>line 2: </text:span><text:span text:style-name="T5">dept. name of organization <text:line-break/>(of </text:span><text:span text:style-name="T6">Affiliation</text:span><text:span text:style-name="T5">)</text:span><text:span text:style-name="T4"><text:line-break/>line 3: </text:span><text:span text:style-name="T5">name of organization <text:line-break/>(of Affiliation)<text:line-break/></text:span><text:span text:style-name="T4">line 4: City, Country<text:line-break/>line 5: email address or ORCID</text:span></text:p>
        <text:p text:style-name="P3"><text:span text:style-name="T4">line 1: 6</text:span><text:span text:style-name="T8">th</text:span><text:span text:style-name="T4"> Given Name Surname<text:line-break/>line 2: </text:span><text:span text:style-name="T5">dept. name of organization <text:line-break/>(of </text:span><text:span text:style-name="T6">Affiliation</text:span><text:span text:style-name="T5">)</text:span><text:span text:style-name="T4"><text:line-break/>line 3: </text:span><text:span text:style-name="T5">name of organization <text:line-break/>(of Affiliation)<text:line-break/></text:span><text:span text:style-name="T4">line 4: City, Country<text:line-break/>line 5: email address or ORCID</text:span> </text:p>
      </text:section>
      <text:section text:style-name="Sect1" text:name="Section1">
        <text:p text:style-name="P8"/>
        <text:p text:style-name="P12"/>
      </text:section>
      <text:section text:style-name="Sect2" text:name="Section2">
        <text:p text:style-name="Abstract"><text:span text:style-name="T10">Abstract</text:span>—This electronic document is a “live” template and already defines the components of your paper [title, text, heads, etc.] in its style sheet. <text:s/><text:span text:style-name="T9">*CRITICAL: <text:s/>Do</text:span><text:span text:style-name="T12"> </text:span><text:span text:style-name="T9">Not</text:span><text:span text:style-name="T12"> </text:span><text:span text:style-name="T9">Use</text:span><text:span text:style-name="T12"> </text:span><text:span text:style-name="T9">Symbols,</text:span><text:span text:style-name="T12"> </text:span><text:span text:style-name="T9">Special</text:span><text:span text:style-name="T12"> </text:span><text:span text:style-name="T9">Characters,</text:span><text:span text:style-name="T12"> Footnotes, </text:span><text:span text:style-name="T9">or</text:span><text:span text:style-name="T12"> </text:span><text:span text:style-name="T9">Math</text:span><text:span text:style-name="T12"> </text:span><text:span text:style-name="T9">in</text:span><text:span text:style-name="T12"> Paper </text:span><text:span text:style-name="T9">Title</text:span><text:span text:style-name="T12"> o</text:span><text:span text:style-name="T9">r</text:span><text:span text:style-name="T12"> </text:span><text:span text:style-name="T9">Abstract</text:span>. <text:span text:style-name="T16">(</text:span><text:span text:style-name="T14">Abstract</text:span><text:span text:style-name="T16">)</text:span></text:p>
        <text:p text:style-name="Keywords">Keywords—component, formatting, style, styling, insert (<text:span text:style-name="T18">key words</text:span>)</text:p>
        <text:h text:style-name="P5" text:outline-level="1">Introduction (<text:span text:style-name="T15">Heading 1</text:span>)</text:h>
        <text:p text:style-name="P13">O Problema do <text:span text:style-name="T10">travelling salesman problem </text:span><text:span text:style-name="T11">(TSP)</text:span><text:span text:style-name="T10">, </text:span><text:span text:style-name="T28">ou como é conhecido no Brasil </text:span><text:span text:style-name="T29">o </text:span><text:span text:style-name="T28">desafio do caixeiro viajante faz a seguinte pergunta “Dado varios endereços em um mapa com distacias </text:span><text:span text:style-name="T43">diferentes</text:span><text:span text:style-name="T28"> entre-si, qual é a rota de menor distancia </text:span><text:span text:style-name="T44">no qual seja</text:span><text:span text:style-name="T28"> visit</text:span><text:span text:style-name="T30">adi</text:span><text:span text:style-name="T28"> todas os lugares listados e </text:span><text:span text:style-name="T30">depois</text:span><text:span text:style-name="T28"> </text:span><text:span text:style-name="T44">retornado</text:span><text:span text:style-name="T28"> </text:span><text:span text:style-name="T30">a</text:span><text:span text:style-name="T28"> origem?”, </text:span><text:span text:style-name="T29">já o </text:span><text:span text:style-name="T11">multi</text:span><text:span text:style-name="T29"> </text:span><text:span text:style-name="T10">travelling salesman problem </text:span><text:span text:style-name="T11">(mTSP)</text:span><text:span text:style-name="T28"> </text:span><text:span text:style-name="T29">possui a mesma formulação, contudo invez de possuir somente um </text:span><text:span text:style-name="T44">vendedor</text:span><text:span text:style-name="T29"> possuir varios. É</text:span><text:span text:style-name="T28"> um problema NP-hard </text:span><text:span text:style-name="T29">(</text:span><text:span text:style-name="T11">non-deterministic polynomial-time hard</text:span><text:span text:style-name="T29">), portanto ainda não existe um algoritmo </text:span><text:span text:style-name="T43">de</text:span><text:span text:style-name="T29"> busca </text:span><text:span text:style-name="T43">que</text:span><text:span text:style-name="T29"> encontre a melhor rota </text:span><text:span text:style-name="T43">em</text:span><text:span text:style-name="T29"> um tempo de execusão polinomial. </text:span><text:span text:style-name="T30">O problema foi formulado 1930, mesmo que o problema seja computacionalmente difícil, muitas heurísticas e algoritmos exatos são conhecidos, de modo que algumas instâncias com dezenas de milhares de cidades seja possivel de encontrar a melhor solução ou algo muito proximo dela</text:span></text:p>
        <text:p text:style-name="P13"><text:span text:style-name="T30">O </text:span><text:span text:style-name="T31">m</text:span><text:span text:style-name="T30">TSP possui diversas aplicações, mesmo em sua formulação mais pura, como planejamento, logística e fabricação de microchips, </text:span><text:span text:style-name="T31">ou</text:span><text:span text:style-name="T30"> </text:span><text:span text:style-name="T31">de forma </text:span><text:span text:style-name="T30">modificad</text:span><text:span text:style-name="T31">a</text:span><text:span text:style-name="T30">, ele aparece como um subproblema em muitas áreas, como </text:span><text:span text:style-name="T31">de</text:span><text:span text:style-name="T30"> sequenciamento de DNA </text:span><text:span text:style-name="T31">e</text:span><text:span text:style-name="T30"> também aparece na astronomia </text:span><text:reference-mark-start text:name="JR_cite_1_Allender2009"/><text:span text:style-name="T45">[1]</text:span><text:reference-mark-end text:name="JR_cite_1_Allender2009"/><text:span text:style-name="T30">.</text:span></text:p>
        <text:h text:style-name="P5" text:outline-level="1"><text:span text:style-name="T21">Background</text:span></text:h>
        <text:h text:style-name="Heading_20_2" text:outline-level="2">Selecting a Template (Heading 2)</text:h>
        <text:p text:style-name="Text_20_body">First, confirm that you have the correct template for your paper size. This template has been tailored for output on the <text:span text:style-name="T19">A4</text:span> paper size. If you are using <text:span text:style-name="T19">US letter</text:span>-sized paper, please close this file and download the <text:span text:style-name="T19">Microsoft Word, Letter </text:span>file.</text:p>
        <text:h text:style-name="Heading_20_2" text:outline-level="2">Maintaining the Integrity of the Specifications</text:h>
        <text:p text:style-name="Text_20_body">The template is used to format your paper and style the text. All margins, column widths, line spaces, and text fonts are prescribed; please do not alter them. You may note peculiarities. For example, the head margin in this template measures proportionately more than is customary. This measurement and others are deliberate, using specifications that anticipate your paper as one part of the entire proceedings, and not as an independent document. Please do not revise any of the current designations.</text:p>
        <text:h text:style-name="P5" text:outline-level="1">Trabalhos relacionados</text:h>
        <text:p text:style-name="Text_20_body">Before you begin to format your paper, first write and save the content as a separate text file. <text:span text:style-name="T19">Complete all content and organizational editing before formatting. Please note sections A-D below for more information on proofreading, spelling and grammar.</text:span></text:p>
        <text:p text:style-name="Text_20_body">Keep your text and graphic files separate until after the text has been formatted and styled. Do not use hard tabs, and limit use of hard returns to only one return at the end of a paragraph. Do not add any kind of pagination anywhere in the paper. Do not number text heads-the template will do that for you.</text:p>
        <text:h text:style-name="Heading_20_2" text:outline-level="2">Abbreviations and Acronyms</text:h>
        <text:p text:style-name="Text_20_body">Define abbreviations and acronyms the first time they are used in the text, even after they have been defined in the abstract. Abbreviations such as IEEE, SI, MKS, CGS, sc, dc, and rms do not have to be defined. Do not use abbreviations in the title or heads unless they are unavoidable.</text:p>
        <text:h text:style-name="Heading_20_2" text:outline-level="2">Units</text:h>
        <text:list xml:id="list938155117" text:style-name="WWNum2">
          <text:list-item>
            <text:p text:style-name="P14">Use either SI (MKS) or CGS as primary units. (SI units are encouraged.) English units may be used as secondary units (in parentheses). An exception would be the use of English units as identifiers in trade, such as “3.5-inch disk drive”.</text:p>
          </text:list-item>
          <text:list-item>
            <text:p text:style-name="P14">Avoid combining SI and CGS units, such as current in amperes and magnetic field in oersteds. This often leads to confusion because equations do not balance dimensionally. If you must use mixed units, clearly state the units for each quantity that you use in an equation.</text:p>
          </text:list-item>
          <text:list-item>
            <text:p text:style-name="P14">Do not mix complete spellings and abbreviations of units: “Wb/m2” or “webers per square meter”, not <text:soft-page-break/>“webers/m2”. <text:s/>Spell out units when they appear in text: “. . . a few henries”, not “. . . a few H”.</text:p>
          </text:list-item>
          <text:list-item>
            <text:p text:style-name="P14">Use a zero before decimal points: “0.25”, not “.25”. Use “cm3”, not “cc”. (<text:span text:style-name="T10">bullet list</text:span>)</text:p>
          </text:list-item>
        </text:list>
        <text:h text:style-name="Heading_20_2" text:outline-level="2"><draw:frame draw:style-name="fr1" draw:name="Frame1" text:anchor-type="paragraph" svg:x="0.6374in" svg:y="10.5008in" svg:width="3.2717in" svg:height="0.1902in" draw:z-index="0"><draw:text-box><text:p text:style-name="P20">Identify applicable funding agency here. <text:span text:style-name="T16">If none, delete this text box.</text:span></text:p></draw:text-box></draw:frame>Equations</text:h>
        <text:p text:style-name="Text_20_body">The equations are an exception to the prescribed specifications of this template. You will need to determine whether or not your equation should be typed using either the Times New Roman or the Symbol font (please no other font). To create multileveled equations, it may be necessary to treat the equation as a graphic and insert it into the text after your paper is styled.</text:p>
        <text:p text:style-name="Text_20_body">Number equations consecutively. Equation numbers, within parentheses, are to position flush right, as in (1), using a right tab stop. To make your equations more compact, you may use the solidus ( / ), the exp function, or appropriate exponents. Italicize Roman symbols for quantities and variables, but not Greek symbols. Use a long dash rather than a hyphen for a minus sign. Punctuate equations with commas or periods when they are part of a sentence, as in<text:span text:style-name="T19">:</text:span></text:p>
        <text:p text:style-name="equation"><text:tab/><text:span text:style-name="T22">a</text:span><text:span text:style-name="T22">b</text:span><text:tab/></text:p>
        <text:p text:style-name="Text_20_body">Note that the equation is centered using a center tab stop. Be sure that the symbols in your equation have been defined before or immediately following the equation. Use “(1)”, not “Eq. (1)” or “equation (1)”, except at the beginning of a sentence: “Equation (1) is . . .”</text:p>
        <text:h text:style-name="Heading_20_2" text:outline-level="2">Some Common Mistakes</text:h>
        <text:list xml:id="list163116932407434" text:continue-numbering="true" text:style-name="WWNum2">
          <text:list-item>
            <text:p text:style-name="P14">The word “data” is plural, not singular.</text:p>
          </text:list-item>
          <text:list-item>
            <text:p text:style-name="P14">The subscript for the permeability of vacuum <text:span text:style-name="T23"></text:span><text:span text:style-name="T24">0</text:span>, and other common scientific constants, is zero with subscript formatting, not a lowercase letter “o”.</text:p>
          </text:list-item>
          <text:list-item>
            <text:p text:style-name="P14">In American English, commas, semicolons, periods, question and exclamation marks are located within quotation marks only when a complete thought or name is cited, such as a title or full quotation. When quotation marks are used, instead of a bold or italic typeface, to highlight a word or phrase, punctuation should appear outside of the quotation marks. A parenthetical phrase or statement at the end of a sentence is punctuated outside of the closing parenthesis (like this). (A parenthetical sentence is punctuated within the parentheses.)</text:p>
          </text:list-item>
          <text:list-item>
            <text:p text:style-name="P14">A graph within a graph is an “inset”, not an “insert”. The word alternatively is preferred to the word “alternately” (unless you really mean something that alternates).</text:p>
          </text:list-item>
          <text:list-item>
            <text:p text:style-name="P14">Do not use the word “essentially” to mean “approximately” or “effectively”.</text:p>
          </text:list-item>
          <text:list-item>
            <text:p text:style-name="P14">In your paper title, if the words “that uses” can accurately replace the word “using”, capitalize the “u”; if not, keep using lower-cased.</text:p>
          </text:list-item>
          <text:list-item>
            <text:p text:style-name="P14">Be aware of the different meanings of the homophones “affect” and “effect”, “complement” and “compliment”, “discreet” and “discrete”, “principal” and “principle”.</text:p>
          </text:list-item>
          <text:list-item>
            <text:p text:style-name="P14">Do not confuse “imply” and “infer”.</text:p>
          </text:list-item>
          <text:list-item>
            <text:p text:style-name="P14">The prefix “non” is not a word; it should be joined to the word it modifies, usually without a hyphen.</text:p>
          </text:list-item>
          <text:list-item>
            <text:p text:style-name="P14">There is no period after the “et” in the Latin abbreviation “et al.”.</text:p>
          </text:list-item>
          <text:list-item>
            <text:p text:style-name="P14">The abbreviation “i.e.” means “that is”, and the abbreviation “e.g.” means “for example”.</text:p>
          </text:list-item>
        </text:list>
        <text:p text:style-name="Text_20_body">An excellent style manual for science writers is [7].</text:p>
        <text:h text:style-name="P5" text:outline-level="1"><text:span text:style-name="T21">METODOLOGIA</text:span></text:h>
        <text:p text:style-name="Text_20_body">After the text edit has been completed, the paper is ready for the template. Duplicate the template file by using the Save As command, and use the naming convention prescribed by your conference for the name of your paper. In this newly created file, highlight all of the contents and import your prepared text file. You are now ready to style your paper; use the scroll down window on the left of the MS Word Formatting toolbar.</text:p>
        <text:h text:style-name="Heading_20_2" text:outline-level="2">Authors and Affiliations</text:h>
        <text:p text:style-name="Text_20_body"><text:span text:style-name="T26">The template is designed</text:span><text:span text:style-name="T20"> for,</text:span><text:span text:style-name="T26"> but not limited to</text:span><text:span text:style-name="T20">, six authors.</text:span><text:span text:style-name="T19"> A minimum of one author is required for all conference articles. </text:span>Author names should be listed starting from left to right and then moving down to the next line. This is the author sequence that will be used in future citations and by indexing services. Names should not be listed in columns nor group by affiliation.<text:span text:style-name="T19"> </text:span>Please keep your affiliations as succinct as possible (for example, do not differentiate among departments of the same organization).</text:p>
        <text:h text:style-name="P6" text:outline-level="3">For papers with more than six authors: <text:span text:style-name="T27">Add author names horizontally, moving to a third row if needed for more than 8 authors.</text:span></text:h>
        <text:h text:style-name="P6" text:outline-level="3">For papers with less than six authors: <text:span text:style-name="T27">To change the default, adjust the template as follows.</text:span></text:h>
        <text:h text:style-name="P7" text:outline-level="4">Selection: <text:span text:style-name="T27">Highlight all author and affiliation lines.</text:span></text:h>
        <text:h text:style-name="P7" text:outline-level="4">Change number of columns: <text:span text:style-name="T27">Select the Columns icon from the MS Word Standard toolbar and then select the correct number of columns from the selection palette.</text:span></text:h>
        <text:h text:style-name="P7" text:outline-level="4">Deletion: <text:span text:style-name="T27">Delete the author and affiliation lines for the extra authors.</text:span></text:h>
        <text:p text:style-name="P10"/>
        <text:h text:style-name="Heading_20_2" text:outline-level="2">Identify the Headings</text:h>
        <text:p text:style-name="Text_20_body">Headings, or heads, are organizational devices that guide the reader through your paper. There are two types: component heads and text heads.</text:p>
        <text:p text:style-name="Text_20_body">Component heads identify the different components of your paper and are not topically subordinate to each other. Examples include Acknowledgments and References and, for these, the correct style to use is “Heading 5”. Use “figure caption” for your Figure captions, and “table head” for your table title. Run-in heads, such as “Abstract”, will require you to apply a style (in this case, italic) in addition to the style provided by the drop down menu to differentiate the head from the text.</text:p>
        <text:p text:style-name="Text_20_body">Text heads organize the topics on a relational, hierarchical basis. For example, the paper title is the primary text head because all subsequent material relates and elaborates on this one topic. If there are two or more sub-topics, the next level head (uppercase Roman numerals) should be used and, conversely, if there are not at least two sub-topics, then no subheads should be introduced. Styles <text:soft-page-break/>named “Heading 1”, “Heading 2”, “Heading 3”, and “Heading 4” are prescribed.</text:p>
        <text:h text:style-name="Heading_20_2" text:outline-level="2">Figures and Tables</text:h>
        <text:h text:style-name="P7" text:outline-level="4"><text:s/>Positioning Figures and Tables: <text:span text:style-name="T27">Place figures and tables at the top and bottom of columns. Avoid placing them in the middle of columns. Large figures and tables may span across both columns. Figure captions should be below the figures; table heads should appear above the tables. Insert figures and tables after they are cited in the text. Use the abbreviation “Fig. 1”, even at the beginning of a sentence.</text:span></text:h>
        <text:list xml:id="list3867827997" text:style-name="WWNum6">
          <text:list-item>
            <text:p text:style-name="P25">Table Type Styles</text:p>
          </text:list-item>
        </text:list>
        <table:table table:name="Table1" table:style-name="Table1">
          <table:table-column table:style-name="Table1.A"/>
          <table:table-column table:style-name="Table1.B"/>
          <table:table-column table:style-name="Table1.C" table:number-columns-repeated="2"/>
          <table:table-header-rows>
            <table:table-row table:style-name="Table1.1">
              <table:table-cell table:style-name="Table1.A1" table:number-rows-spanned="2" office:value-type="string">
                <text:p text:style-name="P21">Table Head</text:p>
              </table:table-cell>
              <table:table-cell table:style-name="Table1.A1" table:number-columns-spanned="3" office:value-type="string">
                <text:p text:style-name="P21">Table Column Head</text:p>
              </table:table-cell>
              <table:covered-table-cell/>
              <table:covered-table-cell/>
            </table:table-row>
            <table:table-row table:style-name="Table1.1">
              <table:covered-table-cell/>
              <table:table-cell table:style-name="Table1.A1" office:value-type="string">
                <text:p text:style-name="P22">Table column subhead</text:p>
              </table:table-cell>
              <table:table-cell table:style-name="Table1.A1" office:value-type="string">
                <text:p text:style-name="P22">Subhead</text:p>
              </table:table-cell>
              <table:table-cell table:style-name="Table1.A1" office:value-type="string">
                <text:p text:style-name="P22">Subhead</text:p>
              </table:table-cell>
            </table:table-row>
          </table:table-header-rows>
          <table:table-row table:style-name="Table1.3">
            <table:table-cell table:style-name="Table1.A1" office:value-type="string">
              <text:p text:style-name="P23">copy</text:p>
            </table:table-cell>
            <table:table-cell table:style-name="Table1.A1" office:value-type="string">
              <text:p text:style-name="P23">More table copy<text:span text:style-name="T7">a</text:span></text:p>
            </table:table-cell>
            <table:table-cell table:style-name="Table1.A1" office:value-type="string">
              <text:p text:style-name="P9"/>
            </table:table-cell>
            <table:table-cell table:style-name="Table1.A1" office:value-type="string">
              <text:p text:style-name="P9"/>
            </table:table-cell>
          </table:table-row>
        </table:table>
        <text:list xml:id="list3881016497" text:style-name="WWNum7">
          <text:list-item>
            <text:p text:style-name="P24">Sample of a Table footnote. (<text:span text:style-name="T9">Table footnote</text:span>)</text:p>
          </text:list-item>
        </text:list>
        <text:list xml:id="list637636781" text:style-name="WWNum3">
          <text:list-item>
            <text:p text:style-name="P15">Example of a figure caption. <text:span text:style-name="T16">(</text:span><text:span text:style-name="T10">figure caption</text:span><text:span text:style-name="T16">)</text:span></text:p>
          </text:list-item>
        </text:list>
        <text:p text:style-name="Text_20_body">Figure Labels: Use 8 point Times New Roman for Figure labels. Use words rather than symbols or abbreviations when writing Figure axis labels to avoid confusing the reader. As an example, write the quantity “Magnetization”, or “Magnetization, M”, not just “M”. If including units in the label, present them within parentheses. Do not label axes only with units. In the example, write “Magnetization (A/m)” or “Magnetization {A[m(1)]}”, not just “A/m”. Do not label axes with a ratio of quantities and units. For example, write “Temperature (K)”, not “Temperature/K”.</text:p>
        <text:h text:style-name="Heading_20_5" text:outline-level="5">Acknowledgment <text:span text:style-name="T10">(</text:span><text:span text:style-name="T34">Heading 5</text:span><text:span text:style-name="T10">)</text:span></text:h>
        <text:p text:style-name="Text_20_body">The preferred spelling of the word “acknowledgment” in America is without an “e” after the “g”. Avoid the stilted expression “<text:span text:style-name="T19">o</text:span>ne of us (R. B. G.) thanks ...<text:span text:style-name="T19">”. <text:s/></text:span>Instead, try “R. B. G. thanks...”.<text:span text:style-name="T19"> </text:span>Put sponsor acknowledgments in the unnumbered footnote on the first page.</text:p>
        <text:h text:style-name="Heading_20_5" text:outline-level="5">References</text:h>
        <text:p text:style-name="Text_20_body">The template will number citations consecutively within brackets [1]. The sentence punctuation follows the bracket [2]. Refer simply to the reference number, as in [3]—do not use “Ref. [3]” or “reference [3]” except at the beginning of a sentence: “Reference [3] was the first<text:span text:style-name="T19"> </text:span>...”</text:p>
        <text:p text:style-name="Text_20_body">Number footnotes separately in superscripts. Place the actual footnote at the bottom of the column in which it was cited. Do not put footnotes in the<text:span text:style-name="T19"> abstract or</text:span> reference list. Use letters for table footnotes.</text:p>
        <text:p text:style-name="Text_20_body">Unless there are six authors or more give all authors<text:span text:style-name="T19">’ </text:span>names; do not use “et al.”. Papers that have not been published, even if they have been submitted for publication, should be cited as “unpublished” [4]. Papers that have been accepted for publication should be cited as “in press” [5]. Capitalize only the first word in a paper title, except for proper nouns and element symbols.</text:p>
        <text:p text:style-name="Text_20_body">For papers published in translation journals, please give the English citation first, followed by the original foreign-language citation [6].</text:p>
        <text:p text:style-name="P8"/>
        <text:list xml:id="list3459169738" text:style-name="WWNum5">
          <text:list-item>
            <text:p text:style-name="P17">G. Eason, B. Noble, and I. N. Sneddon, “On certain integrals of Lipschitz-Hankel type involving products of Bessel functions,” Phil. Trans. Roy. Soc. London, vol. A247, pp. 529–551, April 1955. <text:span text:style-name="T10">(references)</text:span></text:p>
          </text:list-item>
          <text:list-item>
            <text:p text:style-name="P17">J. Clerk Maxwell, A Treatise on Electricity and Magnetism, 3rd ed., vol. 2. Oxford: Clarendon, 1892, pp.68–73.</text:p>
          </text:list-item>
          <text:list-item>
            <text:p text:style-name="P17">I. S. Jacobs and C. P. Bean, “Fine particles, thin films and exchange anisotropy,” in Magnetism, vol. III, G. T. Rado and H. Suhl, Eds. New York: Academic, 1963, pp. 271–350.</text:p>
          </text:list-item>
          <text:list-item>
            <text:p text:style-name="P17">K. Elissa, “Title of paper if known,” unpublished.</text:p>
          </text:list-item>
          <text:list-item>
            <text:p text:style-name="P17">R. Nicole, “Title of paper with only first word capitalized,” J. Name Stand. Abbrev., in press.</text:p>
          </text:list-item>
          <text:list-item>
            <text:p text:style-name="P17">Y. Yorozu, M. Hirano, K. Oka, and Y. Tagawa, “Electron spectroscopy studies on magneto-optical media and plastic substrate interface,” IEEE Transl. J. Magn. Japan, vol. 2, pp. 740–741, August 1987 [Digests 9th Annual Conf. Magnetics Japan, p. 301, 1982].</text:p>
          </text:list-item>
          <text:list-item>
            <text:p text:style-name="P17">M. Young, The Technical Writer’s Handbook. Mill Valley, CA: University Science, 1989.</text:p>
          </text:list-item>
        </text:list>
        <text:p text:style-name="P18"/>
        <text:p text:style-name="P19"><text:span text:style-name="T41">IEEE conference templates contain guidance text for composing and formatting conference papers. Please ensure that all template text is removed from your conference paper prior to submission to the conference. Failure to remove template text from your paper </text:span><text:span text:style-name="T42">may</text:span><text:span text:style-name="T41"> result in your paper not being published.</text:span></text:p>
      </text:section>
      <text:section text:style-name="Sect3" text:name="Section3">
        <text:p text:style-name="Standard"/>
        <text:section text:style-name="Sect4" text:name="JR_bib">
          <text:h text:style-name="Heading_20_2" text:outline-level="2"><text:bookmark text:name="JR_bib_end"/><text:span text:style-name="T17">References</text:span></text:h>
          <text:p text:style-name="Text_20_body">[1] <text:span text:style-name="T38">Allender, E.; Bürgisser, P.; Kjeldgaard-Pedersen, J. and Miltersen, P. B.</text:span><text:span text:style-name="T39"> (</text:span><text:span text:style-name="T38">2009</text:span><text:span text:style-name="T39">). </text:span><text:span text:style-name="T40">On the Complexity of Numerical Analysis</text:span><text:span text:style-name="T39">, SIAM Journal on Computing 38 : 1987-2006.</text:span><text:bookmark text:name="JR_bib_end4"/></text:p>
        </text:section>
        <text:p text:style-name="Standard"/>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ourier New" svg:font-family="'Courier New'"/>
    <style:font-face style:name="sans-serif" svg:font-family="sans-serif"/>
    <style:font-face style:name="Liberation Sans" svg:font-family="'Liberation Sans'"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center"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0pt" fo:language="en" fo:country="US" style:letter-kerning="false" style:font-name-asian="SimSun" style:font-family-asian="SimSu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tru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in" fo:margin-bottom="0.0835in" style:contextual-spacing="false" fo:line-height="95%" fo:text-align="justify" style:justify-single-word="false" fo:text-indent="0.2in" style:auto-text-indent="false">
        <style:tab-stops>
          <style:tab-stop style:position="0.2in"/>
        </style:tab-stops>
      </style:paragraph-properties>
      <style:text-properties fo:letter-spacing="-0.0008in" style:rfc-language-tag="x-none" style:rfc-language-tag-asian="x-non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style:contextual-spacing="false" fo:keep-together="always" fo:text-indent="0in" style:auto-text-indent="false" fo:keep-with-next="always">
        <style:tab-stops>
          <style:tab-stop style:position="0.15in"/>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0835in" fo:margin-bottom="0.0417in" style:contextual-spacing="false" fo:text-align="start" style:justify-single-word="false" fo:keep-together="always" fo:keep-with-next="always">
        <style:tab-stops>
          <style:tab-stop style:position="0.2in"/>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style:contextual-spacing="false" fo:text-align="justify" style:justify-single-word="false" fo:text-indent="0.35in" style:auto-text-indent="false">
        <style:tab-stops>
          <style:tab-stop style:position="0.5in"/>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style:contextual-spacing="false">
        <style:tab-stops>
          <style:tab-stop style:position="0.25in"/>
        </style:tab-stops>
      </style:paragraph-properties>
      <style:text-properties fo:font-variant="small-caps"/>
    </style:style>
    <style:style style:name="Abstract" style:family="paragraph" style:default-outline-level="">
      <style:paragraph-properties fo:margin-left="0in" fo:margin-right="0in" fo:margin-top="0in" fo:margin-bottom="0.139in" style:contextual-spacing="false" fo:text-align="justify" style:justify-single-word="false" fo:orphans="2" fo:widows="2" fo:hyphenation-ladder-count="no-limit" fo:text-indent="0.189in" style:auto-text-indent="false" style:writing-mode="lr-tb"/>
      <style:text-properties style:use-window-font-color="true" loext:opacity="0%" style:font-name="Times New Roman" fo:font-family="'Times New Roman'" style:font-family-generic="roman" style:font-pitch="variable" fo:font-size="9pt" fo:language="en" fo:country="US" fo:font-weight="bold" style:letter-kerning="false" style:font-name-asian="SimSun" style:font-family-asian="SimSun" style:font-family-generic-asian="system" style:font-pitch-asian="variable" style:font-size-asian="9pt" style:language-asian="en" style:country-asian="US" style:font-weight-asian="bold" style:font-name-complex="Times New Roman1" style:font-family-complex="'Times New Roman'" style:font-family-generic-complex="system" style:font-pitch-complex="variable" style:font-size-complex="9pt" style:language-complex="ar" style:country-complex="SA" style:font-weight-complex="bold" fo:hyphenate="false" fo:hyphenation-remain-char-count="2" fo:hyphenation-push-char-count="2" loext:hyphenation-no-caps="false"/>
    </style:style>
    <style:style style:name="Affiliation" style:family="paragraph" style:default-outline-level="">
      <style:paragraph-properties fo:margin-top="0in" fo:margin-bottom="0in" style:contextual-spacing="false" fo:text-align="center"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0pt" fo:language="en" fo:country="US" style:letter-kerning="false" style:font-name-asian="SimSun" style:font-family-asian="SimSu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Author" style:family="paragraph" style:default-outline-level="">
      <style:paragraph-properties fo:margin-top="0.25in" fo:margin-bottom="0.028in" style:contextual-spacing="false" fo:text-align="center"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1pt" fo:language="en" fo:country="US" style:letter-kerning="false" style:font-name-asian="SimSun" style:font-family-asian="SimSu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bullet_20_list" style:display-name="bullet list" style:family="paragraph" style:parent-style-name="Text_20_body" style:default-outline-level="" style:list-style-name="WWNum2">
      <style:paragraph-properties fo:margin-left="0.4in" fo:margin-right="0in" fo:text-indent="-0.2in" style:auto-text-indent="false"/>
    </style:style>
    <style:style style:name="equation" style:family="paragraph" style:parent-style-name="Standard" style:default-outline-level="">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1" fo:font-family="Symbol" style:font-family-generic="roman" style:font-pitch="variable" style:font-name-complex="Symbol2" style:font-family-complex="Symbol" style:font-family-generic-complex="system" style:font-pitch-complex="variable"/>
    </style:style>
    <style:style style:name="figure_20_caption" style:display-name="figure caption" style:family="paragraph" style:default-outline-level="" style:list-style-name="WWNum3">
      <style:paragraph-properties fo:margin-left="0in" fo:margin-right="0in" fo:margin-top="0.0555in" fo:margin-bottom="0.139in" style:contextual-spacing="false" fo:text-align="justify" style:justify-single-word="false" fo:orphans="2" fo:widows="2" fo:hyphenation-ladder-count="no-limit" fo:text-indent="0in" style:auto-text-indent="false" style:writing-mode="lr-tb">
        <style:tab-stops>
          <style:tab-stop style:position="0.3701in"/>
        </style:tab-stops>
      </style:paragraph-properties>
      <style:text-properties style:use-window-font-color="true" loext:opacity="0%" style:font-name="Times New Roman"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style:style>
    <style:style style:name="footnote" style:family="paragraph" style:default-outline-level="" style:list-style-name="WWNum4">
      <style:paragraph-properties fo:margin-top="0in" fo:margin-bottom="0.028in"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style:style>
    <style:style style:name="paper_20_subtitle" style:display-name="paper subtitle" style:family="paragraph" style:default-outline-level="">
      <style:paragraph-properties fo:margin-top="0in" fo:margin-bottom="0.0835in" style:contextual-spacing="false" fo:text-align="center"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4pt" fo:language="en" fo:country="US" style:letter-kerning="false" style:font-name-asian="MS Mincho" style:font-family-asian="'MS Mincho'"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fo:hyphenate="false" fo:hyphenation-remain-char-count="2" fo:hyphenation-push-char-count="2" loext:hyphenation-no-caps="false"/>
    </style:style>
    <style:style style:name="paper_20_title" style:display-name="paper title" style:family="paragraph" style:default-outline-level="">
      <style:paragraph-properties fo:margin-top="0in" fo:margin-bottom="0.0835in" style:contextual-spacing="false" fo:text-align="center"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24pt" fo:language="en" fo:country="US" style:letter-kerning="false" style:font-name-asian="MS Mincho" style:font-family-asian="'MS Mincho'" style:font-family-generic-asian="system" style:font-pitch-asian="variable" style:font-size-asian="24pt" style:language-asian="en" style:country-asian="US" style:font-name-complex="Times New Roman1" style:font-family-complex="'Times New Roman'" style:font-family-generic-complex="system" style:font-pitch-complex="variable" style:font-size-complex="24pt" style:language-complex="ar" style:country-complex="SA" fo:hyphenate="false" fo:hyphenation-remain-char-count="2" fo:hyphenation-push-char-count="2" loext:hyphenation-no-caps="false"/>
    </style:style>
    <style:style style:name="references" style:family="paragraph" style:default-outline-level="" style:list-style-name="WWNum5">
      <style:paragraph-properties fo:margin-top="0in" fo:margin-bottom="0.0346in" style:contextual-spacing="false" fo:line-height="0.1252in"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8pt" fo:language="en" fo:country="US" style:letter-kerning="false" style:font-name-asian="MS Mincho" style:font-family-asian="'MS Mincho'"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style:style>
    <style:style style:name="sponsors" style:family="paragraph" style:default-outline-level="">
      <style:paragraph-properties fo:margin-left="0in" fo:margin-right="0in" fo:margin-top="0in" fo:margin-bottom="0in" style:contextual-spacing="false" fo:text-align="start" style:justify-single-word="false" fo:orphans="2" fo:widows="2" fo:hyphenation-ladder-count="no-limit" fo:text-indent="0.2in" style:auto-text-indent="false" fo:padding-left="0in" fo:padding-right="0in" fo:padding-top="0.028in" fo:padding-bottom="0in" fo:border-left="none" fo:border-right="none" fo:border-top="0.51pt solid #000000" fo:border-bottom="none" style:writing-mode="lr-tb"/>
      <style:text-properties style:use-window-font-color="true" loext:opacity="0%" style:font-name="Times New Roman"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margin-top="0in" fo:margin-bottom="0in" style:contextual-spacing="false"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style:style>
    <style:style style:name="table_20_footnote" style:display-name="table footnote" style:family="paragraph" style:default-outline-level="" style:list-style-name="WWNum7">
      <style:paragraph-properties fo:margin-left="0.0402in" fo:margin-right="0in" fo:margin-top="0.0417in" fo:margin-bottom="0.0209in" style:contextual-spacing="false" fo:text-align="end" style:justify-single-word="false" fo:orphans="2" fo:widows="2" fo:hyphenation-ladder-count="no-limit" fo:text-indent="-0.0201in" style:auto-text-indent="false" style:writing-mode="lr-tb"/>
      <style:text-properties style:use-window-font-color="true" loext:opacity="0%" style:font-name="Times New Roman" fo:font-family="'Times New Roman'" style:font-family-generic="roman" style:font-pitch="variable" fo:font-size="6pt" fo:language="en" fo:country="US" style:letter-kerning="false" style:font-name-asian="SimSun" style:font-family-asian="SimSun" style:font-family-generic-asian="system" style:font-pitch-asian="variable" style:font-size-asian="6pt" style:language-asian="en" style:country-asian="US" style:font-name-complex="Times New Roman1" style:font-family-complex="'Times New Roman'" style:font-family-generic-complex="system" style:font-pitch-complex="variable" style:font-size-complex="6pt" style:language-complex="ar" style:country-complex="SA" fo:hyphenate="false" fo:hyphenation-remain-char-count="2" fo:hyphenation-push-char-count="2" loext:hyphenation-no-caps="false"/>
    </style:style>
    <style:style style:name="table_20_head" style:display-name="table head" style:family="paragraph" style:default-outline-level="" style:list-style-name="WWNum6">
      <style:paragraph-properties fo:margin-top="0.1665in" fo:margin-bottom="0.0835in" style:contextual-spacing="false" fo:line-height="90%" fo:text-align="center" style:justify-single-word="false" fo:orphans="2" fo:widows="2" fo:hyphenation-ladder-count="no-limit" style:writing-mode="lr-tb"/>
      <style:text-properties fo:font-variant="small-caps" style:use-window-font-color="true" loext:opacity="0%" style:font-name="Times New Roman"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style:style>
    <style:style style:name="Keywords" style:family="paragraph" style:parent-style-name="Abstract" style:default-outline-level="">
      <style:paragraph-properties fo:margin-left="0in" fo:margin-right="0in" fo:margin-top="0in" fo:margin-bottom="0.0835in" style:contextual-spacing="false" fo:text-indent="0.1902in" style:auto-text-indent="false"/>
      <style:text-properties fo:font-style="italic" style:font-style-asian="italic"/>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Body_20_Text_20_Char" style:display-name="Body Text Char" style:family="text">
      <style:text-properties fo:letter-spacing="-0.0008in" style:rfc-language-tag="x-none" style:rfc-language-tag-asian="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8pt" style:font-size-asian="10pt" style:font-name-complex="Times New Roman1" style:font-family-complex="'Times New Roman'" style:font-family-generic-complex="system" style:font-pitch-complex="variable" style:font-size-complex="10pt" text:display="true"/>
    </style:style>
    <style:style style:name="ListLabel_20_2" style:display-name="ListLabel 2"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8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 style:display-name="ListLabel 3"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8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 style:display-name="ListLabel 4" style:family="text">
      <style:text-properties style:font-name="Times New Roman" fo:font-family="'Times New Roman'" style:font-family-generic="roman" style:font-pitch="variable" fo:font-size="8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 style:display-name="ListLabel 5" style:family="text">
      <style:text-properties fo:font-size="8pt" style:font-name-complex="Symbol2" style:font-family-complex="Symbol"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Symbol2" style:font-family-complex="Symbol"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Symbol2" style:font-family-complex="Symbol"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use-window-font-color="true" loext:opacity="0%"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fo:font-variant="normal" fo:text-transform="none" fo:color="#000000" loext:opacity="100%" style:text-line-through-style="none" style:text-line-through-type="none" style:text-position="super 58%"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Times New Roman" fo:font-family="'Times New Roman'" style:font-family-generic="roman" style:font-pitch="variable" fo:font-size="10pt" fo:font-style="normal" fo:font-weight="bold"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33" style:display-name="ListLabel 33"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34" style:display-name="ListLabel 34" style:family="text">
      <style:text-properties fo:font-variant="normal" fo:text-transform="none" style:use-window-font-color="true" loext:opacity="0%" style:text-line-through-style="none" style:text-line-through-type="none" style:text-position="super 58%" style:font-name="Times New Roman" fo:font-family="'Times New Roman'" style:font-family-generic="roman" style:font-pitch="variable" fo:font-size="8pt" fo:letter-spacing="normal" fo:font-style="normal" fo:font-weight="normal" style:letter-kerning="false" style:font-size-asian="8pt" style:font-style-asian="normal" style:font-weight-asian="normal" style:text-scale="100%" text:display="tru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stLabel_20_1"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ListLabel_20_2" style:num-format="A" style:num-letter-sync="true" text:display-levels="2">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ListLabel_20_3" style:num-format="1" text:display-levels="2">
        <style:list-level-properties text:list-level-position-and-space-mode="label-alignment">
          <style:list-level-label-alignment text:label-followed-by="listtab" text:list-tab-stop-position="0.3752in" fo:text-indent="0.1252in"/>
        </style:list-level-properties>
      </text:outline-level-style>
      <text:outline-level-style text:level="4" text:style-name="ListLabel_20_4" style:num-format="a" style:num-letter-sync="true" text:display-levels="2">
        <style:list-level-properties text:list-level-position-and-space-mode="label-alignment">
          <style:list-level-label-alignment text:label-followed-by="listtab" text:list-tab-stop-position="0.4374in" fo:text-indent="0.25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 style:num-format="1" text:display-levels="2">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 style:num-format="a" style:num-letter-sync="true" text:display-levels="2">
        <style:list-level-properties text:list-level-position-and-space-mode="label-alignment">
          <style:list-level-label-alignment text:label-followed-by="listtab" text:list-tab-stop-position="0.4374in" fo:text-indent="0.25in"/>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text:style-name="ListLabel_20_6"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9"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10"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1"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13"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4"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6"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7"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9"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0"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1"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2"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3"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ListLabel_20_24"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5"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6"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7"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8"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9"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0"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1"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2"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3" style:num-format="I">
        <style:list-level-properties text:list-level-position-and-space-mode="label-alignment">
          <style:list-level-label-alignment text:label-followed-by="listtab" text:list-tab-stop-position="0.7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34"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start" style:justify-single-word="false"/>
    </style:style>
    <style:style style:name="MT1" style:family="text">
      <style:text-properties fo:font-size="8pt" style:font-size-asian="8pt" style:font-size-complex="8pt"/>
    </style:style>
    <style:page-layout style:name="Mpm1">
      <style:page-layout-properties fo:page-width="8.2681in" fo:page-height="11.6929in" style:num-format="1" style:print-orientation="portrait" fo:margin-top="0.3752in" fo:margin-bottom="1in" fo:margin-left="0.6201in" fo:margin-right="0.620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752in" fo:margin-bottom="0.5in" fo:margin-left="0.6201in" fo:margin-right="0.620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text:span text:style-name="MT1">XXX-X-XXXX-XXXX-X/XX/$XX.00 ©20XX IEE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1-08T18:42:00</meta:creation-date>
    <meta:initial-creator>IEEE</meta:initial-creator>
    <dc:language>en-US</dc:language>
    <dc:date>2021-05-05T16:31:16.576493235</dc:date>
    <meta:editing-cycles>5</meta:editing-cycles>
    <dc:title>Paper Title (use style: paper title)</dc:title>
    <meta:editing-duration>PT8H24M38S</meta:editing-duration>
    <meta:generator>LibreOffice/7.1.2.2$Linux_X86_64 LibreOffice_project/10$Build-2</meta:generator>
    <meta:document-statistic meta:table-count="1" meta:image-count="0" meta:object-count="0" meta:page-count="3" meta:paragraph-count="91" meta:word-count="2464" meta:character-count="14796" meta:non-whitespace-character-count="12465"/>
    <meta:user-defined meta:name="AppVersion">15.0000</meta:user-defined>
  </office:meta>
</office:document-meta>
</file>